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Header">
      <style:text-properties style:font-name="Calibri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a 09 – Archivo Serializado (App Gestión de Clietnes)</text:p>
      <text:p text:style-name="P1"/>
      <text:p text:style-name="P1">El programa consta de tres Clases:</text:p>
      <text:p text:style-name="P1"/>
      <text:list xml:id="list4950032741862875275" text:style-name="L1">
        <text:list-item>
          <text:p text:style-name="P3"><text:span text:style-name="T2">Cliente:</text:span><text:span text:style-name="T3"> A través de esta clase se crea el objeto cliente. Esta clase tiene dos constructores, el primero al que hay que pasarle todos los atributos de la clase, y un segundo al que solo hay que pasarle el NIF, éste último será el que se usará para realizar buscadas en el archivo.</text:span></text:p>
          <text:p text:style-name="P3"><text:span text:style-name="T3">Para el mismo fin, la clase, tiene un método equals() que realiza la comparación ca través del atributo NIF.</text:span></text:p>
        </text:list-item>
        <text:list-item>
          <text:p text:style-name="P3"><text:span text:style-name="T2">AppClientes</text:span><text:span text:style-name="T1">: Se encarga de crear y gestionar el menú, además de solicitar los datos necesarios para dar de alta un cli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íctor Visús García<text:tab/><text:tab/>Tarea 09 – Archivo Serializad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6S</meta:editing-duration>
    <meta:editing-cycles>3</meta:editing-cycles>
    <meta:generator>OpenOffice/4.1.5$Win32 OpenOffice.org_project/415m1$Build-9789</meta:generator>
    <dc:date>2021-04-06T14:59:40.75</dc:date>
    <meta:document-statistic meta:table-count="0" meta:image-count="0" meta:object-count="0" meta:page-count="1" meta:paragraph-count="6" meta:word-count="119" meta:character-count="656"/>
    <meta:user-defined meta:name="Info 1"/>
    <meta:user-defined meta:name="Info 2"/>
    <meta:user-defined meta:name="Info 3"/>
    <meta:user-defined meta:name="Info 4"/>
  </office:meta>
</office:document-meta>
</file>